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 Text" svg:font-family="'Google Sans Text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444a" officeooo:paragraph-rsid="001d2969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normal" officeooo:rsid="001d2969" officeooo:paragraph-rsid="001d2969" style:text-blinking="false" fo:background-color="transparent"/>
    </style:style>
    <style:style style:name="P4" style:family="paragraph" style:parent-style-name="Text_20_body"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normal" officeooo:rsid="002a565a" officeooo:paragraph-rsid="002a565a" style:text-blinking="fals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Cities do not make profit usally. City cannot make a profit. City code needs change</text:p>
      <text:p text:style-name="P4">cities cannot manage parking because parking is to low cost</text:p>
      <text:p text:style-name="P4"/>
      <text:p text:style-name="P4">paid parking created and only exists to manage parking.</text:p>
      <text:p text:style-name="P4"/>
      <text:p text:style-name="P4">Practical politicaly. Residence can like it</text:p>
      <text:p text:style-name="P4"/>
      <text:p text:style-name="P4">pasadina did this with great results</text:p>
      <text:p text:style-name="P4">need data</text:p>
      <text:p text:style-name="P4">economic recovery</text:p>
      <text:p text:style-name="P4"/>
      <text:p text:style-name="P4">san diago set up each with own commissions, they have to ask the city, residence and buisness owners can</text:p>
      <text:p text:style-name="P3">Kinda does not work in sandiago because people don't want paid parking</text:p>
      <text:p text:style-name="Text_20_body"/>
      <text:p text:style-name="P2">midd</text:p>
      <text:p text:style-name="Text_20_body"/>
      <text:p text:style-name="P2">Commission has talked about it in 2023</text:p>
      <text:p text:style-name="P2">Planner ryan dodge who seamed favorable to it</text:p>
      <text:p text:style-name="Text_20_body"/>
      <text:p text:style-name="P2">A video exists from strong towns</text:p>
      <text:p text:style-name="Text_20_body"/>
      <text:p text:style-name="P2">Caity Maple talked Sept or August</text:p>
      <text:p text:style-name="P2">Again recently jan, very on board</text:p>
      <text:p text:style-name="P2">It will be on the law and legistlation meeting by caity</text:p>
      <text:p text:style-name="Text_20_body"/>
      <text:p text:style-name="P2">Dov kaiden on comission for Caity Maple</text:p>
      <text:p text:style-name="Text_20_body"/>
      <text:p text:style-name="P2">Plucubalm okay with it read parking book but doesn't follow through</text:p>
      <text:p text:style-name="Text_20_body"/>
      <text:p text:style-name="P2">Need meetings with other council members</text:p>
      <text:p text:style-name="Text_20_body"/>
      <text:p text:style-name="P2"><text:soft-page-break/>Profile for councilmenbers</text:p>
      <text:p text:style-name="Text_20_body"/>
      <text:p text:style-name="P2">Where at? </text:p>
      <text:p text:style-name="P2">Med center</text:p>
      <text:p text:style-name="P2">Guerentees parking for residence, money goes directly to neighborror hood improvements</text:p>
      <text:p text:style-name="P2">Free parking with guest parking for residence</text:p>
      <text:p text:style-name="P2">Take care of trees, </text:p>
      <text:p text:style-name="Text_20_body"/>
      <text:p text:style-name="P2">Limitations on what it can be used for</text:p>
      <text:p text:style-name="Text_20_body"/>
      <text:p text:style-name="P2">Same as prarking permit but now money goes to residence for med center</text:p>
      <text:p text:style-name="Text_20_body"/>
      <text:p text:style-name="P2">Right now paid parking is just paiding to exist</text:p>
      <text:p text:style-name="Text_20_body"/>
      <text:p text:style-name="P2">How realistic are logistics</text:p>
      <text:p text:style-name="P2">Kiosk, and app</text:p>
      <text:p text:style-name="Text_20_body"/>
      <text:p text:style-name="P2">Boundry all central city, East sac, river district, oak park, maybe Tahoe park</text:p>
      <text:p text:style-name="Text_20_body"/>
      <text:p text:style-name="P2">Apply for it</text:p>
      <text:p text:style-name="Text_20_body"/>
      <text:p text:style-name="P2">Also stops people from cruising </text:p>
      <text:p text:style-name="P2">Faster turnover </text:p>
      <text:p text:style-name="Text_20_body"/>
      <text:p text:style-name="P2">Pushes people to get rid of cars in areas</text:p>
      <text:p text:style-name="Text_20_body"/>
      <text:p text:style-name="P2">Improve bus shelters</text:p>
      <text:p text:style-name="P2">Better world we would just add more transit and people would use it but we don't live in that world</text:p>
      <text:p text:style-name="Text_20_body"/>
      <text:p text:style-name="P2">Just paying for maintanec of metters, parking drivers, not for city</text:p>
      <text:p text:style-name="Text_20_body"/>
      <text:p text:style-name="P2">Next steps</text:p>
      <text:p text:style-name="P2"><text:soft-page-break/>Things don't need to happen fast, go in front of law and legislation, don't need all answers to get it legal. </text:p>
      <text:p text:style-name="P2">Talk to dov, or ryan</text:p>
      <text:p text:style-name="P2">Talk with public works</text:p>
      <text:p text:style-name="Text_20_body"/>
      <text:p text:style-name="P2">Look into thing in river district</text:p>
      <text:p text:style-name="Text_20_body"/>
      <text:p text:style-name="P2">A month to do all things</text:p>
      <text:p text:style-name="Text_20_body"/>
      <text:p text:style-name="P2">Study to change code maybe? Hopefully not</text:p>
      <text:p text:style-name="Text_20_body"/>
      <text:p text:style-name="P2">Talk to OPNA, show demand? </text:p>
      <text:p text:style-name="Text_20_body"/>
      <text:p text:style-name="P2">Step one make legal to allow money to be spent in public relm.</text:p>
      <text:p text:style-name="P2">Then next step would be writing code to set up pbd</text:p>
      <text:p text:style-name="Text_20_body"/>
      <text:p text:style-name="P2">Statelaw already allows but city does not yet</text:p>
      <text:p text:style-name="Text_20_body"/>
      <text:p text:style-name="P2">Google doc</text:p>
      <text:p text:style-name="Text_20_body"/>
      <text:p text:style-name="P2">Research on other cities</text:p>
      <text:p text:style-name="Text_20_body"/>
      <text:p text:style-name="P2">Parking reform network</text:p>
      <text:p text:style-name="P2">National org that does research on parking</text:p>
      <text:p text:style-name="P2">Lots of data</text:p>
      <text:p text:style-name="P2">Pbd toolkit send to OPNA??</text:p>
      <text:p text:style-name="P2">Reach out to them</text:p>
      <text:p text:style-name="Text_20_body"/>
      <text:p text:style-name="P2">20 in USA</text:p>
      <text:p text:style-name="P2">Rest of the world?</text:p>
      <text:p text:style-name="Text_20_body"/>
      <text:p text:style-name="P2">What is the solution for parking??</text:p>
      <text:p text:style-name="P2">Take problems and how this can solve them</text:p>
      <text:p text:style-name="Text_20_body"/>
      <text:p text:style-name="P2"><text:soft-page-break/>Write parking guide for oak park</text:p>
      <text:p text:style-name="P2">Help with conversation and make it focused around real solutions that work and not reactionary </text:p>
      <text:p text:style-name="Text_20_body"/>
      <text:p text:style-name="P2">Who is in charge of parking at the city</text:p>
      <text:p text:style-name="Text_20_body"><text:line-break/><text:line-break/><text:line-break/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 Text" svg:font-family="'Google Sans Text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19:36:04.810987619</meta:creation-date>
    <dc:date>2026-02-22T14:30:35.964577862</dc:date>
    <meta:editing-duration>P4DT20H36M1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4" meta:paragraph-count="64" meta:word-count="449" meta:character-count="2490" meta:non-whitespace-character-count="2092"/>
  </office:meta>
</office:document-meta>
</file>